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a0b1" officeooo:paragraph-rsid="000ca0b1" style:font-name-complex="Georgia"/>
    </style:style>
    <style:style style:name="P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a0b1" officeooo:paragraph-rsid="000ca0b1"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ca0b1" officeooo:paragraph-rsid="000ca0b1"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0ca0b1" officeooo:paragraph-rsid="001b8db3" style:font-name-complex="Georgia"/>
    </style:style>
    <style:style style:name="T1" style:family="text">
      <style:text-properties officeooo:rsid="00124862"/>
    </style:style>
    <style:style style:name="T2" style:family="text">
      <style:text-properties officeooo:rsid="001304e5"/>
    </style:style>
    <style:style style:name="T3" style:family="text">
      <style:text-properties officeooo:rsid="001634b1"/>
    </style:style>
    <style:style style:name="T4" style:family="text">
      <style:text-properties officeooo:rsid="001742a8"/>
    </style:style>
    <style:style style:name="T5" style:family="text">
      <style:text-properties officeooo:rsid="0018c226"/>
    </style:style>
    <style:style style:name="T6" style:family="text">
      <style:text-properties officeooo:rsid="001a8de5"/>
    </style:style>
    <style:style style:name="T7" style:family="text">
      <style:text-properties officeooo:rsid="001c5e5d"/>
    </style:style>
    <style:style style:name="T8" style:family="text">
      <style:text-properties officeooo:rsid="001e2dad"/>
    </style:style>
    <style:style style:name="T9" style:family="text">
      <style:text-properties officeooo:rsid="001fddb2"/>
    </style:style>
    <style:style style:name="T10" style:family="text">
      <style:text-properties officeooo:rsid="0020469d"/>
    </style:style>
    <style:style style:name="T11" style:family="text">
      <style:text-properties officeooo:rsid="0022ae96"/>
    </style:style>
    <style:style style:name="T12" style:family="text">
      <style:text-properties officeooo:rsid="00242502"/>
    </style:style>
    <style:style style:name="T13" style:family="text">
      <style:text-properties officeooo:rsid="00261ebf"/>
    </style:style>
    <style:style style:name="T14" style:family="text">
      <style:text-properties officeooo:rsid="00279fea"/>
    </style:style>
    <style:style style:name="T15" style:family="text">
      <style:text-properties officeooo:rsid="00287822"/>
    </style:style>
    <style:style style:name="T16" style:family="text">
      <style:text-properties officeooo:rsid="00297ffa"/>
    </style:style>
    <style:style style:name="T17" style:family="text">
      <style:text-properties officeooo:rsid="002af14f"/>
    </style:style>
    <style:style style:name="T18" style:family="text">
      <style:text-properties officeooo:rsid="002ba34e"/>
    </style:style>
    <style:style style:name="T19" style:family="text">
      <style:text-properties officeooo:rsid="002cdb75"/>
    </style:style>
    <style:style style:name="T20" style:family="text">
      <style:text-properties officeooo:rsid="002ce3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1"/>
      <text:p text:style-name="P1"><text:s text:c="5"/><text:span text:style-name="T7">Zachary</text:span><text:span text:style-name="T1"> </text:span><text:span text:style-name="T4">Zulus</text:span><text:span text:style-name="T1"> sat in prison. He looked around at his cellmates. There were three other prisoners in </text:span><text:span text:style-name="T3">the cell</text:span><text:span text:style-name="T1"> with him. He didn’t enjoy prison life. </text:span><text:span text:style-name="T2">Not one bit. </text:span><text:span text:style-name="T7">Zach</text:span><text:span text:style-name="T2"> wondered what the other prisoners had done to get themselves in there, but realized he didn’t really care.</text:span></text:p>
      <text:p text:style-name="P1"><text:s text:c="5"/><text:span text:style-name="T5">This wasn’t any normal prison though, it was a prison ship in space. He was aboard the Majestic Star. </text:span><text:span text:style-name="T6">He and the other prisoners were being transported to Earth for appeals. They had been on their best behavior in Saturn’s Penal Colony that it was deemed necessary for them to see if they could get out on good behavior.</text:span></text:p>
      <text:p text:style-name="P4"><text:s text:c="5"/><text:span text:style-name="T6">Most prisoners like </text:span><text:span text:style-name="T7">Zach</text:span><text:span text:style-name="T6"> didn’t stand a chance at getting out. Being the model prisoner didn’t come easy. You had to either live by the law in which your motives were questioned by other prisoners, or you would continue in your ways.</text:span></text:p>
      <text:p text:style-name="P4"><text:span text:style-name="T6"><text:s text:c="5"/>Continuing in your ways would typically lead to the death chamber. Terrorism wasn’t taken lightly. </text:span><text:span text:style-name="T7">Zach was a known terrorist, </text:span><text:span text:style-name="T8">so well known in fact that people were afraid of his name alone. They called him the evil one. The monster of all monsters.</text:span></text:p>
      <text:p text:style-name="P4"><text:s text:c="5"/><text:span text:style-name="T9">Zach didn’t know if his parole would be heard or if it would fall on deaf ears. He didn’t know if he would be allowed out of prison. There were too many questions floating out there about what he could an</text:span><text:span text:style-name="T10">d couldn’t do when it came to parole.</text:span></text:p>
      <text:p text:style-name="P4"><text:s text:c="5"/><text:span text:style-name="T10">He wanted freedom. He didn’t consider himself a terrorist. Zach felt as though he was a freedom fighter against those who would oppress. </text:span><text:span text:style-name="T11">He just wanted to be free.</text:span></text:p>
      <text:p text:style-name="P4"><text:soft-page-break/><text:s text:c="5"/>“<text:span text:style-name="T11">We should arrive at Earth in an hour.” One of the other cellmates said. “Then we can get our game on.”</text:span></text:p>
      <text:p text:style-name="P4"><text:s text:c="5"/><text:span text:style-name="T11">Zach laughed. “I’ve already got my game on sir. It will be then that they release us and allow us to be free.”</text:span></text:p>
      <text:p text:style-name="P4"><text:s text:c="5"/><text:span text:style-name="T11">The man looked at Zach. He was short and balding with blue eyes. They called him Gunner. “</text:span><text:span text:style-name="T12">You really have no fear do you Zach.”</text:span></text:p>
      <text:p text:style-name="P4"><text:s text:c="5"/>“<text:span text:style-name="T12">No Gunner, I do not.” Zach said. “They will see the error of their ways and let us go. You watch and see.” He said.</text:span></text:p>
      <text:p text:style-name="P4"><text:s text:c="5"/><text:span text:style-name="T13">Gunner shook his head. “How can you be so sure?” He asked. “Last time I checked they didn’t like what we did for a living.”</text:span></text:p>
      <text:p text:style-name="P4"><text:s text:c="5"/><text:span text:style-name="T13">Zach nodded. “That is true.” He said. “But if they will not see the error in their ways regarding us? They will be sorely sorry.”</text:span></text:p>
      <text:p text:style-name="P4"><text:s text:c="5"/><text:span text:style-name="T13">Zach wasn’t a small man by the imagination. He stood roughly six foot tall, long brown hair and green eyes. </text:span><text:span text:style-name="T14">He smiled at Gunner.</text:span></text:p>
      <text:p text:style-name="P4"><text:s text:c="5"/>“<text:span text:style-name="T14">We’ll make it.” Zach said. “Mark my words.”</text:span></text:p>
      <text:p text:style-name="P4"><text:s text:c="5"/>“<text:span text:style-name="T15">Your words are what I’m afraid of.” Gunner said. He rolled over in his cot. “If we all die and it’s because of you? I’m blaming you forever.”</text:span></text:p>
      <text:p text:style-name="P4"><text:s text:c="5"/><text:span text:style-name="T15">Zach smiled. “We aren’t going to die. </text:span><text:span text:style-name="T16">They’ll let us go. They have to.” He said. “We were wrongfully imprisoned.”</text:span></text:p>
      <text:p text:style-name="P4"><text:s text:c="5"/>“<text:span text:style-name="T17">I know that, and you know that. But do they know that?” Gunner asked.</text:span></text:p>
      <text:p text:style-name="P4"><text:s text:c="5"/>“<text:span text:style-name="T17">Will you two shut up?” Another man said. He was smaller than Gunner, also balding with brown eyes. He went by the name Mouse. “It’s all you’ve been talking about for days. Goodness, can’t you two ever talk about anything else?”</text:span></text:p>
      <text:p text:style-name="P4"><text:soft-page-break/><text:s text:c="5"/>“<text:span text:style-name="T17">Listen to Mouse.” Gunner said. “We really should choose a different topic.”</text:span></text:p>
      <text:p text:style-name="P4"><text:s text:c="5"/>“<text:span text:style-name="T17">Nah, I like the topic just the way it is.” Zach said. “</text:span><text:span text:style-name="T18">Mouse, don’t you want to get out of here?”</text:span></text:p>
      <text:p text:style-name="P4"><text:s text:c="5"/><text:span text:style-name="T18">Mouse chuckled. “Of course I do man. I didn’t do nothing.”</text:span></text:p>
      <text:p text:style-name="P4"><text:s text:c="5"/><text:span text:style-name="T18">Zach smiled. “See? There you have it. He wants to get out as much as the rest of us. I’d ask Big over there, but he appears to be asleep.”</text:span></text:p>
      <text:p text:style-name="P4"><text:s text:c="4"/><text:span text:style-name="T18">Big turned over in his cot. “I ain’t asleep. I’m just not involving myself in your conversation.” He said.</text:span></text:p>
      <text:p text:style-name="P4"><text:s text:c="5"/><text:span text:style-name="T18">Zach nodded. “I see, I see. The big one wakens. Whatever the case, we will be free by noon tomorrow. It’s only a matter of time.”</text:span></text:p>
      <text:p text:style-name="P4"><text:s text:c="5"/>“<text:span text:style-name="T19">I hope you’re right.” Mouse said. He turned over in his cot and tried to get some sleep.</text:span></text:p>
      <text:p text:style-name="P4"><text:s text:c="5"/><text:span text:style-name="T19">Zach understood the cost at which he was making these promises. </text:span><text:span text:style-name="T20">If he was wrong, and there was a chance that he was, he would be facing more than a life sentence in prison. He would be facing this three friends who would be angry with him. Zach had to make sure he wasn’t wro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9T13:04:24.796000000</dc:date>
    <meta:editing-cycles>29</meta:editing-cycles>
    <meta:generator>LibreOffice/7.4.1.2$Windows_X86_64 LibreOffice_project/3c58a8f3a960df8bc8fd77b461821e42c061c5f0</meta:generator>
    <meta:editing-duration>PT40M6S</meta:editing-duration>
    <meta:document-statistic meta:table-count="0" meta:image-count="0" meta:object-count="0" meta:page-count="3" meta:paragraph-count="27" meta:word-count="743" meta:character-count="4024" meta:non-whitespace-character-count="3179"/>
  </office:meta>
</office:document-meta>
</file>